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8000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0">
      <style:table-cell-properties style:vertical-align="middle"/>
      <style:text-properties fo:color="#0000FF" style:font-name="Consolas" style:font-name-asian="Consolas" style:font-name-complex="Consolas" fo:font-size="7pt" style:font-size-asian="7pt" style:font-size-complex="7pt" style:font-family-generic="modern"/>
    </style:style>
    <style:style style:name="ce4" style:family="table-cell" style:parent-style-name="Default" style:data-style-name="N0">
      <style:table-cell-properties style:vertical-align="middle"/>
      <style:text-properties fo:color="#000000" style:font-name="Consolas" style:font-name-asian="Consolas" style:font-name-complex="Consolas" fo:font-size="7pt" style:font-size-asian="7pt" style:font-size-complex="7pt" style:font-family-generic="modern"/>
    </style:style>
    <style:style style:name="ce5" style:family="table-cell" style:parent-style-name="Default" style:data-style-name="N0">
      <style:table-cell-properties style:vertical-align="middle" fo:background-color="#FFFFFF"/>
    </style:style>
    <style:style style:name="T1" style:family="text" style:parent-style-name="Default">
      <style:text-properties fo:color="#000000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000F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795E26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98658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8.44902777777778cm" style:use-optimal-column-width="true"/>
    </style:style>
    <style:style style:name="co2" style:family="table-column">
      <style:table-column-properties fo:break-before="auto" style:column-width="8.30791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GSD</text:p>
          </table:table-cell>
          <table:table-cell office:value-type="string" table:style-name="ce1">
            <text:p>AAB</text:p>
          </table:table-cell>
          <table:table-cell office:value-type="string" table:style-name="ce1">
            <text:p>MM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 Patients Table</text:p>
          </table:table-cell>
          <table:table-cell office:value-type="string" table:style-name="ce2">
            <text:p>-- Table for Patients</text:p>
          </table:table-cell>
          <table:table-cell office:value-type="string" table:style-name="ce2">
            <text:p>-- Patients Tabl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EATE<text:span text:style-name="T1"><text:s/></text:span>TABLE<text:span text:style-name="T1"><text:s/></text:span><text:span text:style-name="T3">Patients</text:span><text:span text:style-name="T1"><text:s/>(</text:span></text:p>
          </table:table-cell>
          <table:table-cell office:value-type="string" table:style-name="ce3">
            <text:p>CREATE<text:span text:style-name="T1"><text:s/></text:span>TABLE<text:span text:style-name="T1"><text:s/></text:span><text:span text:style-name="T3">patients</text:span><text:span text:style-name="T1"><text:s/>(</text:span></text:p>
          </table:table-cell>
          <table:table-cell office:value-type="string" table:style-name="ce3">
            <text:p>CREATE<text:span text:style-name="T1"><text:s/></text:span>TABLE<text:span text:style-name="T1"><text:s/></text:span><text:span text:style-name="T3">patients</text:span><text:span text:style-name="T1"><text:s/>(</text:span>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PatientID<text:s/><text:span text:style-name="T2">VARCHAR</text:span>(<text:span text:style-name="T4">255</text:span>)<text:s/><text:span text:style-name="T2">PRIMARY KEY</text:span>,</text:p>
          </table:table-cell>
          <table:table-cell office:value-type="string" table:style-name="ce4">
            <text:p>    id<text:s/><text:span text:style-name="T2">VARCHAR</text:span>(<text:span text:style-name="T4">255</text:span>)<text:s/><text:span text:style-name="T2">PRIMARY KEY</text:span>,</text:p>
          </table:table-cell>
          <table:table-cell office:value-type="string" table:style-name="ce4">
            <text:p>    id<text:s/><text:span text:style-name="T2">VARCHAR</text:span><text:s/><text:span text:style-name="T2">PRIMARY KEY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Name</text:span><text:s/><text:span text:style-name="T2">VARCHAR</text:span>(<text:span text:style-name="T4">255</text:span>),</text:p>
          </table:table-cell>
          <table:table-cell office:value-type="string" table:style-name="ce4">
            <text:p>   <text:s/><text:span text:style-name="T2">name</text:span><text:s/><text:span text:style-name="T2">VARCHAR</text:span>(<text:span text:style-name="T4">255</text:span>),</text:p>
          </table:table-cell>
          <table:table-cell office:value-type="string" table:style-name="ce4">
            <text:p>   <text:s/><text:span text:style-name="T2">name</text:span><text:s/><text:span text:style-name="T2">VARCHAR</text:span><text:s/><text:span text:style-name="T2">NOT NULL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Gender<text:s/><text:span text:style-name="T2">VARCHAR</text:span>(<text:span text:style-name="T4">50</text:span>),</text:p>
          </table:table-cell>
          <table:table-cell office:value-type="string" table:style-name="ce4">
            <text:p>    gender<text:s/><text:span text:style-name="T2">VARCHAR</text:span>(<text:span text:style-name="T4">50</text:span>),</text:p>
          </table:table-cell>
          <table:table-cell office:value-type="string" table:style-name="ce4">
            <text:p>    gender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BirthDate<text:s/><text:span text:style-name="T2">DATE</text:span>,</text:p>
          </table:table-cell>
          <table:table-cell office:value-type="string" table:style-name="ce4">
            <text:p>    birthDate<text:s/><text:span text:style-name="T2">DATE</text:span>,</text:p>
          </table:table-cell>
          <table:table-cell office:value-type="string" table:style-name="ce4">
            <text:p>    birthDate<text:s/><text:span text:style-name="T2">DATE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Address</text:span><text:s/><text:span text:style-name="T2">TEXT</text:span>,</text:p>
          </table:table-cell>
          <table:table-cell office:value-type="string" table:style-name="ce4">
            <text:p>   <text:s/><text:span text:style-name="T2">address</text:span><text:s/><text:span text:style-name="T2">TEXT</text:span></text:p>
          </table:table-cell>
          <table:table-cell office:value-type="string" table:style-name="ce4">
            <text:p>   <text:s/><text:span text:style-name="T2">address</text:span>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Telecom<text:s/><text:span text:style-name="T2">VARCHAR</text:span>(<text:span text:style-name="T4">255</text:span>),</text:p>
          </table:table-cell>
          <table:table-cell office:value-type="string" table:style-name="ce4">
            <text:p>);</text:p>
          </table:table-cell>
          <table:table-cell office:value-type="string" table:style-name="ce4">
            <text:p>    city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Race<text:s/><text:span text:style-name="T2">VARCHAR</text:span>(<text:span text:style-name="T4">50</text:span>),</text:p>
          </table:table-cell>
          <table:table-cell table:style-name="ce5"/>
          <table:table-cell office:value-type="string" table:style-name="ce4">
            <text:p>   <text:s/><text:span text:style-name="T2">state</text:span>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Ethnicity<text:s/><text:span text:style-name="T2">VARCHAR</text:span>(<text:span text:style-name="T4">50</text:span>)</text:p>
          </table:table-cell>
          <table:table-cell office:value-type="string" table:style-name="ce2">
            <text:p>-- Table for Claims</text:p>
          </table:table-cell>
          <table:table-cell office:value-type="string" table:style-name="ce4">
            <text:p>    postalCode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);</text:p>
          </table:table-cell>
          <table:table-cell office:value-type="string" table:style-name="ce3">
            <text:p>CREATE<text:span text:style-name="T1"><text:s/></text:span>TABLE<text:span text:style-name="T1"><text:s/></text:span><text:span text:style-name="T3">claims</text:span><text:span text:style-name="T1"><text:s/>(</text:span></text:p>
          </table:table-cell>
          <table:table-cell office:value-type="string" table:style-name="ce4">
            <text:p>    telecom<text:s/><text:span text:style-name="T2">VARCHAR</text:span>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4">
            <text:p>    id<text:s/><text:span text:style-name="T2">VARCHAR</text:span>(<text:span text:style-name="T4">255</text:span>)<text:s/><text:span text:style-name="T2">PRIMARY KEY</text:span>,</text:p>
          </table:table-cell>
          <table:table-cell office:value-type="string" table:style-name="ce4">
            <text:p>)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 Claims Table</text:p>
          </table:table-cell>
          <table:table-cell office:value-type="string" table:style-name="ce4">
            <text:p>   <text:s/><text:span text:style-name="T2">type</text:span><text:s/><text:span text:style-name="T2">TEXT</text:span>,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CREATE<text:span text:style-name="T1"><text:s/></text:span>TABLE<text:span text:style-name="T1"><text:s/></text:span><text:span text:style-name="T3">Claims</text:span><text:span text:style-name="T1"><text:s/>(</text:span></text:p>
          </table:table-cell>
          <table:table-cell office:value-type="string" table:style-name="ce4">
            <text:p>    diagnosis<text:s/><text:span text:style-name="T2">TEXT</text:span>,</text:p>
          </table:table-cell>
          <table:table-cell office:value-type="string" table:style-name="ce2">
            <text:p>-- Claims Tab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ClaimID<text:s/><text:span text:style-name="T2">VARCHAR</text:span>(<text:span text:style-name="T4">255</text:span>)<text:s/><text:span text:style-name="T2">PRIMARY KEY</text:span>,</text:p>
          </table:table-cell>
          <table:table-cell office:value-type="string" table:style-name="ce4">
            <text:p>    servicedDate<text:s/><text:span text:style-name="T2">DATE</text:span></text:p>
          </table:table-cell>
          <table:table-cell office:value-type="string" table:style-name="ce3">
            <text:p>CREATE<text:span text:style-name="T1"><text:s/></text:span>TABLE<text:span text:style-name="T1"><text:s/></text:span><text:span text:style-name="T3">claims</text:span><text:span text:style-name="T1"><text:s/>(</text:span>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PatientID<text:s/><text:span text:style-name="T2">VARCHAR</text:span>(<text:span text:style-name="T4">255</text:span>),</text:p>
          </table:table-cell>
          <table:table-cell office:value-type="string" table:style-name="ce4">
            <text:p>);</text:p>
          </table:table-cell>
          <table:table-cell office:value-type="string" table:style-name="ce4">
            <text:p>    id<text:s/><text:span text:style-name="T2">VARCHAR</text:span><text:s/><text:span text:style-name="T2">PRIMARY KEY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Status</text:span><text:s/><text:span text:style-name="T2">VARCHAR</text:span>(<text:span text:style-name="T4">50</text:span>),</text:p>
          </table:table-cell>
          <table:table-cell table:style-name="ce5"/>
          <table:table-cell office:value-type="string" table:style-name="ce4">
            <text:p>    patient_id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Type</text:span><text:s/><text:span text:style-name="T2">VARCHAR</text:span>(<text:span text:style-name="T4">50</text:span>),</text:p>
          </table:table-cell>
          <table:table-cell office:value-type="string" table:style-name="ce2">
            <text:p>-- Table for Explanation of Benefits (EOBs)</text:p>
          </table:table-cell>
          <table:table-cell office:value-type="string" table:style-name="ce4">
            <text:p>   <text:s/><text:span text:style-name="T2">status</text:span>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CreatedDate<text:s/><text:span text:style-name="T2">DATE</text:span>,</text:p>
          </table:table-cell>
          <table:table-cell office:value-type="string" table:style-name="ce3">
            <text:p>CREATE<text:span text:style-name="T1"><text:s/></text:span>TABLE<text:span text:style-name="T1"><text:s/></text:span><text:span text:style-name="T3">eobs</text:span><text:span text:style-name="T1"><text:s/>(</text:span></text:p>
          </table:table-cell>
          <table:table-cell office:value-type="string" table:style-name="ce4">
            <text:p>   <text:s/><text:span text:style-name="T2">type</text:span>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Provider</text:span><text:s/><text:span text:style-name="T2">VARCHAR</text:span>(<text:span text:style-name="T4">255</text:span>),</text:p>
          </table:table-cell>
          <table:table-cell office:value-type="string" table:style-name="ce4">
            <text:p>    id<text:s/><text:span text:style-name="T2">VARCHAR</text:span>(<text:span text:style-name="T4">255</text:span>)<text:s/><text:span text:style-name="T2">PRIMARY KEY</text:span>,</text:p>
          </table:table-cell>
          <table:table-cell office:value-type="string" table:style-name="ce4">
            <text:p>    created<text:s/><text:span text:style-name="T2">DATE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Priority VARCHAR</text:span>(<text:span text:style-name="T4">50</text:span>),</text:p>
          </table:table-cell>
          <table:table-cell office:value-type="string" table:style-name="ce4">
            <text:p>   <text:s/><text:span text:style-name="T2">status</text:span><text:s/><text:span text:style-name="T2">VARCHAR</text:span>(<text:span text:style-name="T4">50</text:span>),</text:p>
          </table:table-cell>
          <table:table-cell office:value-type="string" table:style-name="ce4">
            <text:p>   <text:s/><text:span text:style-name="T2">provider</text:span>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ServicedDate<text:s/><text:span text:style-name="T2">DATE</text:span>,</text:p>
          </table:table-cell>
          <table:table-cell office:value-type="string" table:style-name="ce4">
            <text:p>   <text:s/><text:span text:style-name="T2">type</text:span><text:s/><text:span text:style-name="T2">TEXT</text:span>,</text:p>
          </table:table-cell>
          <table:table-cell office:value-type="string" table:style-name="ce4">
            <text:p>    diagnosis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FOREIGN KEY</text:span><text:s/>(PatientID)<text:s/><text:span text:style-name="T2">REFERENCES</text:span><text:s/>Patients(PatientID)</text:p>
          </table:table-cell>
          <table:table-cell office:value-type="string" table:style-name="ce4">
            <text:p>    outcome<text:s/><text:span text:style-name="T2">VARCHAR</text:span>(<text:span text:style-name="T4">255</text:span>)</text:p>
          </table:table-cell>
          <table:table-cell office:value-type="string" table:style-name="ce4">
            <text:p>    servicedDate<text:s/><text:span text:style-name="T2">DATE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);</text:p>
          </table:table-cell>
          <table:table-cell office:value-type="string" table:style-name="ce4">
            <text:p>);</text:p>
          </table:table-cell>
          <table:table-cell office:value-type="string" table:style-name="ce4">
            <text:p>   <text:s/><text:span text:style-name="T2">FOREIGN KEY</text:span><text:s/>(patient_id)<text:s/><text:span text:style-name="T2">REFERENCES</text:span><text:s/>patients(id)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1"/>
          <table:table-cell office:value-type="string" table:style-name="ce4">
            <text:p>)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 EOBs Table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CREATE<text:span text:style-name="T1"><text:s/></text:span>TABLE<text:span text:style-name="T1"><text:s/></text:span><text:span text:style-name="T3">EOBs</text:span><text:span text:style-name="T1"><text:s/>(</text:span></text:p>
          </table:table-cell>
          <table:table-cell office:value-type="string" table:style-name="ce2">
            <text:p>-- Table for Parameters</text:p>
          </table:table-cell>
          <table:table-cell office:value-type="string" table:style-name="ce2">
            <text:p>-- MedicationDispenses Tab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EOBID<text:s/><text:span text:style-name="T2">VARCHAR</text:span>(<text:span text:style-name="T4">255</text:span>)<text:s/><text:span text:style-name="T2">PRIMARY KEY</text:span>,</text:p>
          </table:table-cell>
          <table:table-cell office:value-type="string" table:style-name="ce3">
            <text:p>CREATE<text:span text:style-name="T1"><text:s/></text:span>TABLE<text:span text:style-name="T1"><text:s/></text:span><text:span text:style-name="T3">parameters</text:span><text:span text:style-name="T1"><text:s/>(</text:span></text:p>
          </table:table-cell>
          <table:table-cell office:value-type="string" table:style-name="ce3">
            <text:p>CREATE<text:span text:style-name="T1"><text:s/></text:span>TABLE<text:span text:style-name="T1"><text:s/></text:span><text:span text:style-name="T3">medication_dispenses</text:span><text:span text:style-name="T1"><text:s/>(</text:span>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PatientID<text:s/><text:span text:style-name="T2">VARCHAR</text:span>(<text:span text:style-name="T4">255</text:span>),</text:p>
          </table:table-cell>
          <table:table-cell office:value-type="string" table:style-name="ce4">
            <text:p>    id<text:s/><text:span text:style-name="T2">VARCHAR</text:span>(<text:span text:style-name="T4">255</text:span>)<text:s/><text:span text:style-name="T2">PRIMARY KEY</text:span>,</text:p>
          </table:table-cell>
          <table:table-cell office:value-type="string" table:style-name="ce4">
            <text:p>    id<text:s/><text:span text:style-name="T2">VARCHAR</text:span><text:s/><text:span text:style-name="T2">PRIMARY KEY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Status</text:span><text:s/><text:span text:style-name="T2">VARCHAR</text:span>(<text:span text:style-name="T4">50</text:span>),</text:p>
          </table:table-cell>
          <table:table-cell office:value-type="string" table:style-name="ce4">
            <text:p>    resourceType<text:s/><text:span text:style-name="T2">VARCHAR</text:span>(<text:span text:style-name="T4">255</text:span>)</text:p>
          </table:table-cell>
          <table:table-cell office:value-type="string" table:style-name="ce4">
            <text:p>    patient_id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Type</text:span><text:s/><text:span text:style-name="T2">VARCHAR</text:span>(<text:span text:style-name="T4">50</text:span>),</text:p>
          </table:table-cell>
          <table:table-cell office:value-type="string" table:style-name="ce4">
            <text:p>);</text:p>
          </table:table-cell>
          <table:table-cell office:value-type="string" table:style-name="ce4">
            <text:p>   <text:s/><text:span text:style-name="T2">status</text:span>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CreatedDate<text:s/><text:span text:style-name="T2">DATE</text:span>,</text:p>
          </table:table-cell>
          <table:table-cell table:style-name="ce5"/>
          <table:table-cell office:value-type="string" table:style-name="ce4">
            <text:p>    medication<text:s/><text:span text:style-name="T2">VARCHAR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Provider</text:span><text:s/><text:span text:style-name="T2">VARCHAR</text:span>(<text:span text:style-name="T4">255</text:span>),</text:p>
          </table:table-cell>
          <table:table-cell office:value-type="string" table:style-name="ce2">
            <text:p>-- Table for Parameter Values</text:p>
          </table:table-cell>
          <table:table-cell office:value-type="string" table:style-name="ce4">
            <text:p>    quantity<text:s/><text:span text:style-name="T2">FLOAT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 Outcome<text:s/><text:span text:style-name="T2">VARCHAR</text:span>(<text:span text:style-name="T4">50</text:span>),</text:p>
          </table:table-cell>
          <table:table-cell office:value-type="string" table:style-name="ce3">
            <text:p>CREATE<text:span text:style-name="T1"><text:s/></text:span>TABLE<text:span text:style-name="T1"><text:s/></text:span><text:span text:style-name="T3">parameter_values</text:span><text:span text:style-name="T1"><text:s/>(</text:span></text:p>
          </table:table-cell>
          <table:table-cell office:value-type="string" table:style-name="ce4">
            <text:p>    daysSupply<text:s/><text:span text:style-name="T2">INT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   <text:s/><text:span text:style-name="T2">FOREIGN KEY</text:span><text:s/>(PatientID)<text:s/><text:span text:style-name="T2">REFERENCES</text:span><text:s/>Patients(PatientID)</text:p>
          </table:table-cell>
          <table:table-cell office:value-type="string" table:style-name="ce4">
            <text:p>    id<text:s/><text:span text:style-name="T2">SERIAL</text:span><text:s/><text:span text:style-name="T2">PRIMARY KEY</text:span>,</text:p>
          </table:table-cell>
          <table:table-cell office:value-type="string" table:style-name="ce4">
            <text:p>    whenHandedOver<text:s/><text:span text:style-name="T2">DATE</text:span>,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);</text:p>
          </table:table-cell>
          <table:table-cell office:value-type="string" table:style-name="ce4">
            <text:p>    parameters_id<text:s/><text:span text:style-name="T2">VARCHAR</text:span>(<text:span text:style-name="T4">255</text:span>),</text:p>
          </table:table-cell>
          <table:table-cell office:value-type="string" table:style-name="ce4">
            <text:p>   <text:s/><text:span text:style-name="T2">FOREIGN KEY</text:span><text:s/>(patient_id)<text:s/><text:span text:style-name="T2">REFERENCES</text:span><text:s/>patients(id)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4">
            <text:p>   <text:s/><text:span text:style-name="T2">name</text:span><text:s/><text:span text:style-name="T2">VARCHAR</text:span>(<text:span text:style-name="T4">255</text:span>),</text:p>
          </table:table-cell>
          <table:table-cell office:value-type="string" table:style-name="ce4">
            <text:p>)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 Diagnoses Table</text:p>
          </table:table-cell>
          <table:table-cell office:value-type="string" table:style-name="ce4">
            <text:p>    valueBoolean<text:s/><text:span text:style-name="T2">BOOLEAN</text:span>,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REATE<text:span text:style-name="T1"><text:s/></text:span>TABLE<text:span text:style-name="T1"><text:s/></text:span><text:span text:style-name="T3">Diagnoses</text:span><text:span text:style-name="T1"><text:s/>(</text:span></text:p>
          </table:table-cell>
          <table:table-cell office:value-type="string" table:style-name="ce4">
            <text:p>    valueCode<text:s/><text:span text:style-name="T2">VARCHAR</text:span>(<text:span text:style-name="T4">255</text:span>),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    DiagnosisID<text:s/><text:span text:style-name="T2">VARCHAR</text:span>(<text:span text:style-name="T4">255</text:span>)<text:s/><text:span text:style-name="T2">PRIMARY KEY</text:span>,</text:p>
          </table:table-cell>
          <table:table-cell office:value-type="string" table:style-name="ce4">
            <text:p>    valueDate<text:s/><text:span text:style-name="T2">DATE</text:span>,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    ClaimID<text:s/><text:span text:style-name="T2">VARCHAR</text:span>(<text:span text:style-name="T4">255</text:span>),</text:p>
          </table:table-cell>
          <table:table-cell office:value-type="string" table:style-name="ce4">
            <text:p>   <text:s/><text:span text:style-name="T2">FOREIGN KEY</text:span><text:s/>(parameters_id)<text:s/><text:span text:style-name="T2">REFERENCES</text:span><text:s/>parameters(id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    Code<text:s/><text:span text:style-name="T2">VARCHAR</text:span>(<text:span text:style-name="T4">50</text:span>),</text:p>
          </table:table-cell>
          <table:table-cell office:value-type="string" table:style-name="ce4">
            <text:p>)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   <text:s/><text:span text:style-name="T2">Type</text:span><text:s/><text:span text:style-name="T2">VARCHAR</text:span>(<text:span text:style-name="T4">50</text:span>),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4">
            <text:p>   <text:s/><text:span text:style-name="T2">FOREIGN KEY</text:span><text:s/>(ClaimID)<text:s/><text:span text:style-name="T2">REFERENCES</text:span><text:s/>Claims(ClaimI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);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2">
            <text:p>-- Items Tab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REATE<text:span text:style-name="T1"><text:s/></text:span>TABLE<text:span text:style-name="T1"><text:s/></text:span><text:span text:style-name="T3">Items</text:span><text:span text:style-name="T1"><text:s/>(</text:span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    ItemID<text:s/><text:span text:style-name="T2">VARCHAR</text:span>(<text:span text:style-name="T4">255</text:span>)<text:s/><text:span text:style-name="T2">PRIMARY KEY</text:span>,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    ClaimID<text:s/><text:span text:style-name="T2">VARCHAR</text:span>(<text:span text:style-name="T4">255</text:span>),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    ProductOrService<text:s/><text:span text:style-name="T2">VARCHAR</text:span>(<text:span text:style-name="T4">255</text:span>),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    ServicedDate<text:s/><text:span text:style-name="T2">DATE</text:span>,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   <text:s/><text:span text:style-name="T2">FOREIGN KEY</text:span><text:s/>(ClaimID)<text:s/><text:span text:style-name="T2">REFERENCES</text:span><text:s/>Claims(ClaimID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);</text:p>
          </table:table-cell>
          <table:table-cell table:number-columns-repeated="16383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Bhargavi Devulapalli</meta:initial-creator>
    <dc:creator>Bhargavi Devulapalli</dc:creator>
    <meta:creation-date>2025-03-26T12:05:38Z</meta:creation-date>
    <dc:date>2025-03-27T10:53:15Z</dc:date>
  </office:meta>
</office:document-meta>
</file>